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ExpressionToMethodBinding.invoke( FacesContext facesContext , Object [ ]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ExpressionToMethodBinding.restoreState( FacesContext context , Object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ExpressionToMethodBinding.MethodExpressionToMethodBinding( MethodExpression method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pressionToMethodBinding.MethodExpressionToMethod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pressionToMethodBinding.isTrans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pressionToMethodBinding.getType( FacesContext faces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ExpressionToMethodBinding.saveState( Faces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ExpressionToMethodBinding.setTransient( boolean newTransien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pressionToMethodBinding.getExpressi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